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 office:value-type="string" calcext:value-type="string">
            <text:p>Qtde casas erro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Default" table:formula="of:=[.I2]" office:value-type="float" office:value="1" calcext:value-type="float">
            <text:p>1</text:p>
          </table:table-cell>
          <table:table-cell table:style-name="ce3" table:formula="of:=([.C2]*[.$C$22])+([.D2]*[.$D$22])+([.E2]*[.$E$22])+([.F2]*[.$F$22])+([.G2]*[.$G$22])+([.H2]*[.$H$22])" office:value-type="float" office:value="1.015" calcext:value-type="float">
            <text:p>1,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Default" table:formula="of:=[.I3]" office:value-type="float" office:value="59" calcext:value-type="float">
            <text:p>59</text:p>
          </table:table-cell>
          <table:table-cell table:style-name="ce3" table:formula="of:=([.C3]*[.$C$22])+([.D3]*[.$D$22])+([.E3]*[.$E$22])+([.F3]*[.$F$22])+([.G3]*[.$G$22])+([.H3]*[.$H$22])" office:value-type="float" office:value="58.975" calcext:value-type="float">
            <text:p>58,9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-11" calcext:value-type="float">
            <text:p>-11</text:p>
          </table:table-cell>
          <table:table-cell table:style-name="Default" table:formula="of:=[.I4]" office:value-type="float" office:value="-11" calcext:value-type="float">
            <text:p>-11</text:p>
          </table:table-cell>
          <table:table-cell table:style-name="ce3" table:formula="of:=([.C4]*[.$C$22])+([.D4]*[.$D$22])+([.E4]*[.$E$22])+([.F4]*[.$F$22])+([.G4]*[.$G$22])+([.H4]*[.$H$22])" office:value-type="float" office:value="-10.997" calcext:value-type="float">
            <text:p>-10,9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" calcext:value-type="float">
            <text:p>-1</text:p>
          </table:table-cell>
          <table:table-cell table:style-name="ce3" office:value-type="float" office:value="-68" calcext:value-type="float">
            <text:p>-68</text:p>
          </table:table-cell>
          <table:table-cell table:style-name="Default" table:formula="of:=[.I5]" office:value-type="float" office:value="-68" calcext:value-type="float">
            <text:p>-68</text:p>
          </table:table-cell>
          <table:table-cell table:style-name="ce3" table:formula="of:=([.C5]*[.$C$22])+([.D5]*[.$D$22])+([.E5]*[.$E$22])+([.F5]*[.$F$22])+([.G5]*[.$G$22])+([.H5]*[.$H$22])" office:value-type="float" office:value="-67.989" calcext:value-type="float">
            <text:p>-67,9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Default" table:formula="of:=[.I6]" office:value-type="float" office:value="9" calcext:value-type="float">
            <text:p>9</text:p>
          </table:table-cell>
          <table:table-cell table:style-name="ce3" table:formula="of:=([.C6]*[.$C$22])+([.D6]*[.$D$22])+([.E6]*[.$E$22])+([.F6]*[.$F$22])+([.G6]*[.$G$22])+([.H6]*[.$H$22])" office:value-type="float" office:value="9.021" calcext:value-type="float">
            <text:p>9,0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float" office:value="74" calcext:value-type="float">
            <text:p>74</text:p>
          </table:table-cell>
          <table:table-cell table:style-name="Default" table:formula="of:=[.I7]" office:value-type="float" office:value="74" calcext:value-type="float">
            <text:p>74</text:p>
          </table:table-cell>
          <table:table-cell table:style-name="ce3" table:formula="of:=([.C7]*[.$C$22])+([.D7]*[.$D$22])+([.E7]*[.$E$22])+([.F7]*[.$F$22])+([.G7]*[.$G$22])+([.H7]*[.$H$22])" office:value-type="float" office:value="73.995" calcext:value-type="float">
            <text:p>73,995</text:p>
          </table:table-cell>
          <table:table-cell/>
        </table:table-row>
        <table:table-row table:style-name="ro1">
          <table:table-cell table:number-columns-repeated="8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r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[.I2]" office:value-type="float" office:value="1" calcext:value-type="float">
            <text:p>1</text:p>
          </table:table-cell>
          <table:table-cell table:style-name="ce2" table:formula="of:=[.I3]" office:value-type="float" office:value="59" calcext:value-type="float">
            <text:p>59</text:p>
          </table:table-cell>
          <table:table-cell table:style-name="ce2" table:formula="of:=[.I4]" office:value-type="float" office:value="-11" calcext:value-type="float">
            <text:p>-11</text:p>
          </table:table-cell>
          <table:table-cell table:style-name="ce2" table:formula="of:=[.I5]" office:value-type="float" office:value="-68" calcext:value-type="float">
            <text:p>-68</text:p>
          </table:table-cell>
          <table:table-cell table:style-name="ce2" table:formula="of:=[.I6]" office:value-type="float" office:value="9" calcext:value-type="float">
            <text:p>9</text:p>
          </table:table-cell>
          <table:table-cell table:style-name="ce2" table:formula="of:=[.I7]" office:value-type="float" office:value="74" calcext:value-type="float">
            <text:p>74</text:p>
          </table:table-cell>
          <table:table-cell table:formula="of:=TRUNC(MAX(ABS([.C9]);ABS([.D9]);ABS([.E9]);ABS([.F9]);ABS([.G9]);ABS([.H9]));[.$L$2])" office:value-type="float" office:value="74" calcext:value-type="float">
            <text:p>74</text:p>
          </table:table-cell>
          <table:table-cell table:formula="of:=ABS([.I9]-[.I8]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9])-([.$E$2]*[.E9])-([.$F$2]*[.F9])-([.$G$2]*[.G9])-([.$H$2]*[.H9]));[.$L$2])" office:value-type="float" office:value="-9.7" calcext:value-type="float">
            <text:p>-9,7</text:p>
          </table:table-cell>
          <table:table-cell table:formula="of:=TRUNC((1/[.$D$3])*(([.$J$3]-([.$C$3]*[.C9])-([.$E$3]*[.E9])-([.$F$3]*[.F9])-([.$G$3]*[.G9])-([.$H$3]*[.H8])));[.$L$2])" office:value-type="float" office:value="9.966" calcext:value-type="float">
            <text:p>9,966</text:p>
          </table:table-cell>
          <table:table-cell table:formula="of:=TRUNC((1/[.$E$4])*([.$J$4]-([.$C$4]*[.C9])-([.$D$4]*[.D9])-([.$F$4]*[.F9])-([.$G$4]*[.G9])-([.$H$4]*[.H9]));[.$L$2])" office:value-type="float" office:value="-32" calcext:value-type="float">
            <text:p>-32</text:p>
          </table:table-cell>
          <table:table-cell table:formula="of:=TRUNC((1/[.$F$5])*([.$J$5]-([.$C$5]*[.C9])-([.$D$5]*[.D9])-([.$E$5]*[.E9])-([.$G$5]*[.G9])-([.$H$5]*[.H9]));[.$L$2])" office:value-type="float" office:value="4.041" calcext:value-type="float">
            <text:p>4,041</text:p>
          </table:table-cell>
          <table:table-cell table:formula="of:=TRUNC((1/[.$G$6])*([.$J$6]-([.$C$6]*[.C9])-([.$D$6]*[.D9])-([.$E$6]*[.E9])-([.$F$6]*[.F9])-([.$H$6]*[.H9]));[.$L$2])" office:value-type="float" office:value="-7.342" calcext:value-type="float">
            <text:p>-7,342</text:p>
          </table:table-cell>
          <table:table-cell table:formula="of:=TRUNC((1/[.$H$7])*([.$J$7]-([.$C$7]*[.C9])-([.$D$7]*[.D9])-([.$E$7]*[.E9])-([.$F$7]*[.F9])-([.$G$7]*[.G9]));[.$L$2])" office:value-type="float" office:value="24.185" calcext:value-type="float">
            <text:p>24,185</text:p>
          </table:table-cell>
          <table:table-cell table:formula="of:=TRUNC(MAX(ABS([.C10]);ABS([.D10]);ABS([.E10]);ABS([.F10]);ABS([.G10]);ABS([.H10]));[.$L$2])" office:value-type="float" office:value="32" calcext:value-type="float">
            <text:p>32</text:p>
          </table:table-cell>
          <table:table-cell table:formula="of:=ABS([.I10]-[.I9])"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0])-([.$E$2]*[.E10])-([.$F$2]*[.F10])-([.$G$2]*[.G10])-([.$H$2]*[.H10]));[.$L$2])" office:value-type="float" office:value="-2.644" calcext:value-type="float">
            <text:p>-2,644</text:p>
          </table:table-cell>
          <table:table-cell table:formula="of:=TRUNC((1/[.$D$3])*(([.$J$3]-([.$C$3]*[.C10])-([.$E$3]*[.E10])-([.$F$3]*[.F10])-([.$G$3]*[.G10])-([.$H$3]*[.H9])));[.$L$2])" office:value-type="float" office:value="-13.177" calcext:value-type="float">
            <text:p>-13,177</text:p>
          </table:table-cell>
          <table:table-cell table:formula="of:=TRUNC((1/[.$E$4])*([.$J$4]-([.$C$4]*[.C10])-([.$D$4]*[.D10])-([.$F$4]*[.F10])-([.$G$4]*[.G10])-([.$H$4]*[.H10]));[.$L$2])" office:value-type="float" office:value="-10.676" calcext:value-type="float">
            <text:p>-10,676</text:p>
          </table:table-cell>
          <table:table-cell table:formula="of:=TRUNC((1/[.$F$5])*([.$J$5]-([.$C$5]*[.C10])-([.$D$5]*[.D10])-([.$E$5]*[.E10])-([.$G$5]*[.G10])-([.$H$5]*[.H10]));[.$L$2])" office:value-type="float" office:value="2.37" calcext:value-type="float">
            <text:p>2,37</text:p>
          </table:table-cell>
          <table:table-cell table:formula="of:=TRUNC((1/[.$G$6])*([.$J$6]-([.$C$6]*[.C10])-([.$D$6]*[.D10])-([.$E$6]*[.E10])-([.$F$6]*[.F10])-([.$H$6]*[.H10]));[.$L$2])" office:value-type="float" office:value="-9.068" calcext:value-type="float">
            <text:p>-9,068</text:p>
          </table:table-cell>
          <table:table-cell table:formula="of:=TRUNC((1/[.$H$7])*([.$J$7]-([.$C$7]*[.C10])-([.$D$7]*[.D10])-([.$E$7]*[.E10])-([.$F$7]*[.F10])-([.$G$7]*[.G10]));[.$L$2])" office:value-type="float" office:value="6.495" calcext:value-type="float">
            <text:p>6,495</text:p>
          </table:table-cell>
          <table:table-cell table:formula="of:=TRUNC(MAX(ABS([.C11]);ABS([.D11]);ABS([.E11]);ABS([.F11]);ABS([.G11]);ABS([.H11]));[.$L$2])" office:value-type="float" office:value="13.177" calcext:value-type="float">
            <text:p>13,177</text:p>
          </table:table-cell>
          <table:table-cell table:formula="of:=ABS([.I11]-[.I10])" office:value-type="float" office:value="18.823" calcext:value-type="float">
            <text:p>18,8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1])-([.$E$2]*[.E11])-([.$F$2]*[.F11])-([.$G$2]*[.G11])-([.$H$2]*[.H11]));[.$L$2])" office:value-type="float" office:value="-0.031" calcext:value-type="float">
            <text:p>-0,031</text:p>
          </table:table-cell>
          <table:table-cell table:formula="of:=TRUNC((1/[.$D$3])*(([.$J$3]-([.$C$3]*[.C11])-([.$E$3]*[.E11])-([.$F$3]*[.F11])-([.$G$3]*[.G11])-([.$H$3]*[.H10])));[.$L$2])" office:value-type="float" office:value="-2.358" calcext:value-type="float">
            <text:p>-2,358</text:p>
          </table:table-cell>
          <table:table-cell table:formula="of:=TRUNC((1/[.$E$4])*([.$J$4]-([.$C$4]*[.C11])-([.$D$4]*[.D11])-([.$F$4]*[.F11])-([.$G$4]*[.G11])-([.$H$4]*[.H11]));[.$L$2])" office:value-type="float" office:value="-0.545" calcext:value-type="float">
            <text:p>-0,545</text:p>
          </table:table-cell>
          <table:table-cell table:formula="of:=TRUNC((1/[.$F$5])*([.$J$5]-([.$C$5]*[.C11])-([.$D$5]*[.D11])-([.$E$5]*[.E11])-([.$G$5]*[.G11])-([.$H$5]*[.H11]));[.$L$2])" office:value-type="float" office:value="-1.484" calcext:value-type="float">
            <text:p>-1,484</text:p>
          </table:table-cell>
          <table:table-cell table:formula="of:=TRUNC((1/[.$G$6])*([.$J$6]-([.$C$6]*[.C11])-([.$D$6]*[.D11])-([.$E$6]*[.E11])-([.$F$6]*[.F11])-([.$H$6]*[.H11]));[.$L$2])" office:value-type="float" office:value="-1.379" calcext:value-type="float">
            <text:p>-1,379</text:p>
          </table:table-cell>
          <table:table-cell table:formula="of:=TRUNC((1/[.$H$7])*([.$J$7]-([.$C$7]*[.C11])-([.$D$7]*[.D11])-([.$E$7]*[.E11])-([.$F$7]*[.F11])-([.$G$7]*[.G11]));[.$L$2])" office:value-type="float" office:value="2.646" calcext:value-type="float">
            <text:p>2,646</text:p>
          </table:table-cell>
          <table:table-cell table:formula="of:=TRUNC(MAX(ABS([.C12]);ABS([.D12]);ABS([.E12]);ABS([.F12]);ABS([.G12]);ABS([.H12]));[.$L$2])" office:value-type="float" office:value="2.646" calcext:value-type="float">
            <text:p>2,646</text:p>
          </table:table-cell>
          <table:table-cell table:formula="of:=ABS([.I12]-[.I11])" office:value-type="float" office:value="10.531" calcext:value-type="float">
            <text:p>10,5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2])-([.$E$2]*[.E12])-([.$F$2]*[.F12])-([.$G$2]*[.G12])-([.$H$2]*[.H12]));[.$L$2])" office:value-type="float" office:value="-0.308" calcext:value-type="float">
            <text:p>-0,308</text:p>
          </table:table-cell>
          <table:table-cell table:formula="of:=TRUNC((1/[.$D$3])*(([.$J$3]-([.$C$3]*[.C12])-([.$E$3]*[.E12])-([.$F$3]*[.F12])-([.$G$3]*[.G12])-([.$H$3]*[.H11])));[.$L$2])" office:value-type="float" office:value="1.195" calcext:value-type="float">
            <text:p>1,195</text:p>
          </table:table-cell>
          <table:table-cell table:formula="of:=TRUNC((1/[.$E$4])*([.$J$4]-([.$C$4]*[.C12])-([.$D$4]*[.D12])-([.$F$4]*[.F12])-([.$G$4]*[.G12])-([.$H$4]*[.H12]));[.$L$2])" office:value-type="float" office:value="-1.172" calcext:value-type="float">
            <text:p>-1,172</text:p>
          </table:table-cell>
          <table:table-cell table:formula="of:=TRUNC((1/[.$F$5])*([.$J$5]-([.$C$5]*[.C12])-([.$D$5]*[.D12])-([.$E$5]*[.E12])-([.$G$5]*[.G12])-([.$H$5]*[.H12]));[.$L$2])" office:value-type="float" office:value="-2.664" calcext:value-type="float">
            <text:p>-2,664</text:p>
          </table:table-cell>
          <table:table-cell table:formula="of:=TRUNC((1/[.$G$6])*([.$J$6]-([.$C$6]*[.C12])-([.$D$6]*[.D12])-([.$E$6]*[.E12])-([.$F$6]*[.F12])-([.$H$6]*[.H12]));[.$L$2])" office:value-type="float" office:value="0.167" calcext:value-type="float">
            <text:p>0,167</text:p>
          </table:table-cell>
          <table:table-cell table:formula="of:=TRUNC((1/[.$H$7])*([.$J$7]-([.$C$7]*[.C12])-([.$D$7]*[.D12])-([.$E$7]*[.E12])-([.$F$7]*[.F12])-([.$G$7]*[.G12]));[.$L$2])" office:value-type="float" office:value="3.003" calcext:value-type="float">
            <text:p>3,003</text:p>
          </table:table-cell>
          <table:table-cell table:formula="of:=TRUNC(MAX(ABS([.C13]);ABS([.D13]);ABS([.E13]);ABS([.F13]);ABS([.G13]);ABS([.H13]));[.$L$2])" office:value-type="float" office:value="3.003" calcext:value-type="float">
            <text:p>3,003</text:p>
          </table:table-cell>
          <table:table-cell table:formula="of:=ABS([.I13]-[.I12])" office:value-type="float" office:value="0.357" calcext:value-type="float">
            <text:p>0,3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3])-([.$E$2]*[.E13])-([.$F$2]*[.F13])-([.$G$2]*[.G13])-([.$H$2]*[.H13]));[.$L$2])" office:value-type="float" office:value="-0.307" calcext:value-type="float">
            <text:p>-0,307</text:p>
          </table:table-cell>
          <table:table-cell table:formula="of:=TRUNC((1/[.$D$3])*(([.$J$3]-([.$C$3]*[.C13])-([.$E$3]*[.E13])-([.$F$3]*[.F13])-([.$G$3]*[.G13])-([.$H$3]*[.H12])));[.$L$2])" office:value-type="float" office:value="1.763" calcext:value-type="float">
            <text:p>1,763</text:p>
          </table:table-cell>
          <table:table-cell table:formula="of:=TRUNC((1/[.$E$4])*([.$J$4]-([.$C$4]*[.C13])-([.$D$4]*[.D13])-([.$F$4]*[.F13])-([.$G$4]*[.G13])-([.$H$4]*[.H13]));[.$L$2])" office:value-type="float" office:value="-1.922" calcext:value-type="float">
            <text:p>-1,922</text:p>
          </table:table-cell>
          <table:table-cell table:formula="of:=TRUNC((1/[.$F$5])*([.$J$5]-([.$C$5]*[.C13])-([.$D$5]*[.D13])-([.$E$5]*[.E13])-([.$G$5]*[.G13])-([.$H$5]*[.H13]));[.$L$2])" office:value-type="float" office:value="-2.561" calcext:value-type="float">
            <text:p>-2,561</text:p>
          </table:table-cell>
          <table:table-cell table:formula="of:=TRUNC((1/[.$G$6])*([.$J$6]-([.$C$6]*[.C13])-([.$D$6]*[.D13])-([.$E$6]*[.E13])-([.$F$6]*[.F13])-([.$H$6]*[.H13]));[.$L$2])" office:value-type="float" office:value="-0.02" calcext:value-type="float">
            <text:p>-0,02</text:p>
          </table:table-cell>
          <table:table-cell table:formula="of:=TRUNC((1/[.$H$7])*([.$J$7]-([.$C$7]*[.C13])-([.$D$7]*[.D13])-([.$E$7]*[.E13])-([.$F$7]*[.F13])-([.$G$7]*[.G13]));[.$L$2])" office:value-type="float" office:value="3.545" calcext:value-type="float">
            <text:p>3,545</text:p>
          </table:table-cell>
          <table:table-cell table:formula="of:=TRUNC(MAX(ABS([.C14]);ABS([.D14]);ABS([.E14]);ABS([.F14]);ABS([.G14]);ABS([.H14]));[.$L$2])" office:value-type="float" office:value="3.545" calcext:value-type="float">
            <text:p>3,545</text:p>
          </table:table-cell>
          <table:table-cell table:formula="of:=ABS([.I14]-[.I13])" office:value-type="float" office:value="0.542" calcext:value-type="float">
            <text:p>0,5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4])-([.$E$2]*[.E14])-([.$F$2]*[.F14])-([.$G$2]*[.G14])-([.$H$2]*[.H14]));[.$L$2])" office:value-type="float" office:value="-0.345" calcext:value-type="float">
            <text:p>-0,345</text:p>
          </table:table-cell>
          <table:table-cell table:formula="of:=TRUNC((1/[.$D$3])*(([.$J$3]-([.$C$3]*[.C14])-([.$E$3]*[.E14])-([.$F$3]*[.F14])-([.$G$3]*[.G14])-([.$H$3]*[.H13])));[.$L$2])" office:value-type="float" office:value="1.684" calcext:value-type="float">
            <text:p>1,684</text:p>
          </table:table-cell>
          <table:table-cell table:formula="of:=TRUNC((1/[.$E$4])*([.$J$4]-([.$C$4]*[.C14])-([.$D$4]*[.D14])-([.$F$4]*[.F14])-([.$G$4]*[.G14])-([.$H$4]*[.H14]));[.$L$2])" office:value-type="float" office:value="-2.133" calcext:value-type="float">
            <text:p>-2,133</text:p>
          </table:table-cell>
          <table:table-cell table:formula="of:=TRUNC((1/[.$F$5])*([.$J$5]-([.$C$5]*[.C14])-([.$D$5]*[.D14])-([.$E$5]*[.E14])-([.$G$5]*[.G14])-([.$H$5]*[.H14]));[.$L$2])" office:value-type="float" office:value="-2.429" calcext:value-type="float">
            <text:p>-2,429</text:p>
          </table:table-cell>
          <table:table-cell table:formula="of:=TRUNC((1/[.$G$6])*([.$J$6]-([.$C$6]*[.C14])-([.$D$6]*[.D14])-([.$E$6]*[.E14])-([.$F$6]*[.F14])-([.$H$6]*[.H14]));[.$L$2])" office:value-type="float" office:value="-0.284" calcext:value-type="float">
            <text:p>-0,284</text:p>
          </table:table-cell>
          <table:table-cell table:formula="of:=TRUNC((1/[.$H$7])*([.$J$7]-([.$C$7]*[.C14])-([.$D$7]*[.D14])-([.$E$7]*[.E14])-([.$F$7]*[.F14])-([.$G$7]*[.G14]));[.$L$2])" office:value-type="float" office:value="3.661" calcext:value-type="float">
            <text:p>3,661</text:p>
          </table:table-cell>
          <table:table-cell table:formula="of:=TRUNC(MAX(ABS([.C15]);ABS([.D15]);ABS([.E15]);ABS([.F15]);ABS([.G15]);ABS([.H15]));[.$L$2])" office:value-type="float" office:value="3.661" calcext:value-type="float">
            <text:p>3,661</text:p>
          </table:table-cell>
          <table:table-cell table:formula="of:=ABS([.I15]-[.I14])" office:value-type="float" office:value="0.116" calcext:value-type="float">
            <text:p>0,1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5])-([.$E$2]*[.E15])-([.$F$2]*[.F15])-([.$G$2]*[.G15])-([.$H$2]*[.H15]));[.$L$2])" office:value-type="float" office:value="-0.329" calcext:value-type="float">
            <text:p>-0,329</text:p>
          </table:table-cell>
          <table:table-cell table:formula="of:=TRUNC((1/[.$D$3])*(([.$J$3]-([.$C$3]*[.C15])-([.$E$3]*[.E15])-([.$F$3]*[.F15])-([.$G$3]*[.G15])-([.$H$3]*[.H14])));[.$L$2])" office:value-type="float" office:value="1.588" calcext:value-type="float">
            <text:p>1,588</text:p>
          </table:table-cell>
          <table:table-cell table:formula="of:=TRUNC((1/[.$E$4])*([.$J$4]-([.$C$4]*[.C15])-([.$D$4]*[.D15])-([.$F$4]*[.F15])-([.$G$4]*[.G15])-([.$H$4]*[.H15]));[.$L$2])" office:value-type="float" office:value="-2.118" calcext:value-type="float">
            <text:p>-2,118</text:p>
          </table:table-cell>
          <table:table-cell table:formula="of:=TRUNC((1/[.$F$5])*([.$J$5]-([.$C$5]*[.C15])-([.$D$5]*[.D15])-([.$E$5]*[.E15])-([.$G$5]*[.G15])-([.$H$5]*[.H15]));[.$L$2])" office:value-type="float" office:value="-2.375" calcext:value-type="float">
            <text:p>-2,375</text:p>
          </table:table-cell>
          <table:table-cell table:formula="of:=TRUNC((1/[.$G$6])*([.$J$6]-([.$C$6]*[.C15])-([.$D$6]*[.D15])-([.$E$6]*[.E15])-([.$F$6]*[.F15])-([.$H$6]*[.H15]));[.$L$2])" office:value-type="float" office:value="-0.347" calcext:value-type="float">
            <text:p>-0,347</text:p>
          </table:table-cell>
          <table:table-cell table:formula="of:=TRUNC((1/[.$H$7])*([.$J$7]-([.$C$7]*[.C15])-([.$D$7]*[.D15])-([.$E$7]*[.E15])-([.$F$7]*[.F15])-([.$G$7]*[.G15]));[.$L$2])" office:value-type="float" office:value="3.669" calcext:value-type="float">
            <text:p>3,669</text:p>
          </table:table-cell>
          <table:table-cell table:formula="of:=TRUNC(MAX(ABS([.C16]);ABS([.D16]);ABS([.E16]);ABS([.F16]);ABS([.G16]);ABS([.H16]));[.$L$2])" office:value-type="float" office:value="3.669" calcext:value-type="float">
            <text:p>3,669</text:p>
          </table:table-cell>
          <table:table-cell table:formula="of:=ABS([.I16]-[.I15])" office:value-type="float" office:value="0.00800000000000001" calcext:value-type="float">
            <text:p>0,008000000000000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6])-([.$E$2]*[.E16])-([.$F$2]*[.F16])-([.$G$2]*[.G16])-([.$H$2]*[.H16]));[.$L$2])" office:value-type="float" office:value="-0.333" calcext:value-type="float">
            <text:p>-0,333</text:p>
          </table:table-cell>
          <table:table-cell table:formula="of:=TRUNC((1/[.$D$3])*(([.$J$3]-([.$C$3]*[.C16])-([.$E$3]*[.E16])-([.$F$3]*[.F16])-([.$G$3]*[.G16])-([.$H$3]*[.H15])));[.$L$2])" office:value-type="float" office:value="1.571" calcext:value-type="float">
            <text:p>1,571</text:p>
          </table:table-cell>
          <table:table-cell table:formula="of:=TRUNC((1/[.$E$4])*([.$J$4]-([.$C$4]*[.C16])-([.$D$4]*[.D16])-([.$F$4]*[.F16])-([.$G$4]*[.G16])-([.$H$4]*[.H16]));[.$L$2])" office:value-type="float" office:value="-2.099" calcext:value-type="float">
            <text:p>-2,099</text:p>
          </table:table-cell>
          <table:table-cell table:formula="of:=TRUNC((1/[.$F$5])*([.$J$5]-([.$C$5]*[.C16])-([.$D$5]*[.D16])-([.$E$5]*[.E16])-([.$G$5]*[.G16])-([.$H$5]*[.H16]));[.$L$2])" office:value-type="float" office:value="-2.374" calcext:value-type="float">
            <text:p>-2,374</text:p>
          </table:table-cell>
          <table:table-cell table:formula="of:=TRUNC((1/[.$G$6])*([.$J$6]-([.$C$6]*[.C16])-([.$D$6]*[.D16])-([.$E$6]*[.E16])-([.$F$6]*[.F16])-([.$H$6]*[.H16]));[.$L$2])" office:value-type="float" office:value="-0.351" calcext:value-type="float">
            <text:p>-0,351</text:p>
          </table:table-cell>
          <table:table-cell table:formula="of:=TRUNC((1/[.$H$7])*([.$J$7]-([.$C$7]*[.C16])-([.$D$7]*[.D16])-([.$E$7]*[.E16])-([.$F$7]*[.F16])-([.$G$7]*[.G16]));[.$L$2])" office:value-type="float" office:value="3.652" calcext:value-type="float">
            <text:p>3,652</text:p>
          </table:table-cell>
          <table:table-cell table:formula="of:=TRUNC(MAX(ABS([.C17]);ABS([.D17]);ABS([.E17]);ABS([.F17]);ABS([.G17]);ABS([.H17]));[.$L$2])" office:value-type="float" office:value="3.652" calcext:value-type="float">
            <text:p>3,652</text:p>
          </table:table-cell>
          <table:table-cell table:formula="of:=ABS([.I17]-[.I16])" office:value-type="float" office:value="0.0169999999999999" calcext:value-type="float">
            <text:p>0,01699999999999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7])-([.$E$2]*[.E17])-([.$F$2]*[.F17])-([.$G$2]*[.G17])-([.$H$2]*[.H17]));[.$L$2])" office:value-type="float" office:value="-0.33" calcext:value-type="float">
            <text:p>-0,33</text:p>
          </table:table-cell>
          <table:table-cell table:formula="of:=TRUNC((1/[.$D$3])*(([.$J$3]-([.$C$3]*[.C17])-([.$E$3]*[.E17])-([.$F$3]*[.F17])-([.$G$3]*[.G17])-([.$H$3]*[.H16])));[.$L$2])" office:value-type="float" office:value="1.57" calcext:value-type="float">
            <text:p>1,57</text:p>
          </table:table-cell>
          <table:table-cell table:formula="of:=TRUNC((1/[.$E$4])*([.$J$4]-([.$C$4]*[.C17])-([.$D$4]*[.D17])-([.$F$4]*[.F17])-([.$G$4]*[.G17])-([.$H$4]*[.H17]));[.$L$2])" office:value-type="float" office:value="-2.091" calcext:value-type="float">
            <text:p>-2,091</text:p>
          </table:table-cell>
          <table:table-cell table:formula="of:=TRUNC((1/[.$F$5])*([.$J$5]-([.$C$5]*[.C17])-([.$D$5]*[.D17])-([.$E$5]*[.E17])-([.$G$5]*[.G17])-([.$H$5]*[.H17]));[.$L$2])" office:value-type="float" office:value="-2.376" calcext:value-type="float">
            <text:p>-2,376</text:p>
          </table:table-cell>
          <table:table-cell table:formula="of:=TRUNC((1/[.$G$6])*([.$J$6]-([.$C$6]*[.C17])-([.$D$6]*[.D17])-([.$E$6]*[.E17])-([.$F$6]*[.F17])-([.$H$6]*[.H17]));[.$L$2])" office:value-type="float" office:value="-0.344" calcext:value-type="float">
            <text:p>-0,344</text:p>
          </table:table-cell>
          <table:table-cell table:formula="of:=TRUNC((1/[.$H$7])*([.$J$7]-([.$C$7]*[.C17])-([.$D$7]*[.D17])-([.$E$7]*[.E17])-([.$F$7]*[.F17])-([.$G$7]*[.G17]));[.$L$2])" office:value-type="float" office:value="3.649" calcext:value-type="float">
            <text:p>3,649</text:p>
          </table:table-cell>
          <table:table-cell table:formula="of:=TRUNC(MAX(ABS([.C18]);ABS([.D18]);ABS([.E18]);ABS([.F18]);ABS([.G18]);ABS([.H18]));[.$L$2])" office:value-type="float" office:value="3.649" calcext:value-type="float">
            <text:p>3,649</text:p>
          </table:table-cell>
          <table:table-cell table:formula="of:=ABS([.I18]-[.I17])" office:value-type="float" office:value="0.00300000000000011" calcext:value-type="float">
            <text:p>0,003000000000000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8])-([.$E$2]*[.E18])-([.$F$2]*[.F18])-([.$G$2]*[.G18])-([.$H$2]*[.H18]));[.$L$2])" office:value-type="float" office:value="-0.331" calcext:value-type="float">
            <text:p>-0,331</text:p>
          </table:table-cell>
          <table:table-cell table:formula="of:=TRUNC((1/[.$D$3])*(([.$J$3]-([.$C$3]*[.C18])-([.$E$3]*[.E18])-([.$F$3]*[.F18])-([.$G$3]*[.G18])-([.$H$3]*[.H17])));[.$L$2])" office:value-type="float" office:value="1.573" calcext:value-type="float">
            <text:p>1,573</text:p>
          </table:table-cell>
          <table:table-cell table:formula="of:=TRUNC((1/[.$E$4])*([.$J$4]-([.$C$4]*[.C18])-([.$D$4]*[.D18])-([.$F$4]*[.F18])-([.$G$4]*[.G18])-([.$H$4]*[.H18]));[.$L$2])" office:value-type="float" office:value="-2.091" calcext:value-type="float">
            <text:p>-2,091</text:p>
          </table:table-cell>
          <table:table-cell table:formula="of:=TRUNC((1/[.$F$5])*([.$J$5]-([.$C$5]*[.C18])-([.$D$5]*[.D18])-([.$E$5]*[.E18])-([.$G$5]*[.G18])-([.$H$5]*[.H18]));[.$L$2])" office:value-type="float" office:value="-2.378" calcext:value-type="float">
            <text:p>-2,378</text:p>
          </table:table-cell>
          <table:table-cell table:formula="of:=TRUNC((1/[.$G$6])*([.$J$6]-([.$C$6]*[.C18])-([.$D$6]*[.D18])-([.$E$6]*[.E18])-([.$F$6]*[.F18])-([.$H$6]*[.H18]));[.$L$2])" office:value-type="float" office:value="-0.342" calcext:value-type="float">
            <text:p>-0,342</text:p>
          </table:table-cell>
          <table:table-cell table:formula="of:=TRUNC((1/[.$H$7])*([.$J$7]-([.$C$7]*[.C18])-([.$D$7]*[.D18])-([.$E$7]*[.E18])-([.$F$7]*[.F18])-([.$G$7]*[.G18]));[.$L$2])" office:value-type="float" office:value="3.648" calcext:value-type="float">
            <text:p>3,648</text:p>
          </table:table-cell>
          <table:table-cell table:formula="of:=TRUNC(MAX(ABS([.C19]);ABS([.D19]);ABS([.E19]);ABS([.F19]);ABS([.G19]);ABS([.H19]));[.$L$2])" office:value-type="float" office:value="3.648" calcext:value-type="float">
            <text:p>3,648</text:p>
          </table:table-cell>
          <table:table-cell table:formula="of:=ABS([.I19]-[.I18])" office:value-type="float" office:value="0.00099999999999989" calcext:value-type="float">
            <text:p>0,000999999999999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19])-([.$E$2]*[.E19])-([.$F$2]*[.F19])-([.$G$2]*[.G19])-([.$H$2]*[.H19]));[.$L$2])" office:value-type="float" office:value="-0.331" calcext:value-type="float">
            <text:p>-0,331</text:p>
          </table:table-cell>
          <table:table-cell table:formula="of:=TRUNC((1/[.$D$3])*(([.$J$3]-([.$C$3]*[.C19])-([.$E$3]*[.E19])-([.$F$3]*[.F19])-([.$G$3]*[.G19])-([.$H$3]*[.H18])));[.$L$2])" office:value-type="float" office:value="1.573" calcext:value-type="float">
            <text:p>1,573</text:p>
          </table:table-cell>
          <table:table-cell table:formula="of:=TRUNC((1/[.$E$4])*([.$J$4]-([.$C$4]*[.C19])-([.$D$4]*[.D19])-([.$F$4]*[.F19])-([.$G$4]*[.G19])-([.$H$4]*[.H19]));[.$L$2])" office:value-type="float" office:value="-2.091" calcext:value-type="float">
            <text:p>-2,091</text:p>
          </table:table-cell>
          <table:table-cell table:formula="of:=TRUNC((1/[.$F$5])*([.$J$5]-([.$C$5]*[.C19])-([.$D$5]*[.D19])-([.$E$5]*[.E19])-([.$G$5]*[.G19])-([.$H$5]*[.H19]));[.$L$2])" office:value-type="float" office:value="-2.378" calcext:value-type="float">
            <text:p>-2,378</text:p>
          </table:table-cell>
          <table:table-cell table:formula="of:=TRUNC((1/[.$G$6])*([.$J$6]-([.$C$6]*[.C19])-([.$D$6]*[.D19])-([.$E$6]*[.E19])-([.$F$6]*[.F19])-([.$H$6]*[.H19]));[.$L$2])" office:value-type="float" office:value="-0.342" calcext:value-type="float">
            <text:p>-0,342</text:p>
          </table:table-cell>
          <table:table-cell table:formula="of:=TRUNC((1/[.$H$7])*([.$J$7]-([.$C$7]*[.C19])-([.$D$7]*[.D19])-([.$E$7]*[.E19])-([.$F$7]*[.F19])-([.$G$7]*[.G19]));[.$L$2])" office:value-type="float" office:value="3.649" calcext:value-type="float">
            <text:p>3,649</text:p>
          </table:table-cell>
          <table:table-cell table:formula="of:=TRUNC(MAX(ABS([.C20]);ABS([.D20]);ABS([.E20]);ABS([.F20]);ABS([.G20]);ABS([.H20]));[.$L$2])" office:value-type="float" office:value="3.649" calcext:value-type="float">
            <text:p>3,649</text:p>
          </table:table-cell>
          <table:table-cell table:formula="of:=ABS([.I20]-[.I19])" office:value-type="float" office:value="0.00099999999999989" calcext:value-type="float">
            <text:p>0,000999999999999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20])-([.$E$2]*[.E20])-([.$F$2]*[.F20])-([.$G$2]*[.G20])-([.$H$2]*[.H20]));[.$L$2])" office:value-type="float" office:value="-0.331" calcext:value-type="float">
            <text:p>-0,331</text:p>
          </table:table-cell>
          <table:table-cell table:formula="of:=TRUNC((1/[.$D$3])*(([.$J$3]-([.$C$3]*[.C20])-([.$E$3]*[.E20])-([.$F$3]*[.F20])-([.$G$3]*[.G20])-([.$H$3]*[.H19])));[.$L$2])" office:value-type="float" office:value="1.574" calcext:value-type="float">
            <text:p>1,574</text:p>
          </table:table-cell>
          <table:table-cell table:formula="of:=TRUNC((1/[.$E$4])*([.$J$4]-([.$C$4]*[.C20])-([.$D$4]*[.D20])-([.$F$4]*[.F20])-([.$G$4]*[.G20])-([.$H$4]*[.H20]));[.$L$2])" office:value-type="float" office:value="-2.092" calcext:value-type="float">
            <text:p>-2,092</text:p>
          </table:table-cell>
          <table:table-cell table:formula="of:=TRUNC((1/[.$F$5])*([.$J$5]-([.$C$5]*[.C20])-([.$D$5]*[.D20])-([.$E$5]*[.E20])-([.$G$5]*[.G20])-([.$H$5]*[.H20]));[.$L$2])" office:value-type="float" office:value="-2.378" calcext:value-type="float">
            <text:p>-2,378</text:p>
          </table:table-cell>
          <table:table-cell table:formula="of:=TRUNC((1/[.$G$6])*([.$J$6]-([.$C$6]*[.C20])-([.$D$6]*[.D20])-([.$E$6]*[.E20])-([.$F$6]*[.F20])-([.$H$6]*[.H20]));[.$L$2])" office:value-type="float" office:value="-0.342" calcext:value-type="float">
            <text:p>-0,342</text:p>
          </table:table-cell>
          <table:table-cell table:formula="of:=TRUNC((1/[.$H$7])*([.$J$7]-([.$C$7]*[.C20])-([.$D$7]*[.D20])-([.$E$7]*[.E20])-([.$F$7]*[.F20])-([.$G$7]*[.G20]));[.$L$2])" office:value-type="float" office:value="3.649" calcext:value-type="float">
            <text:p>3,649</text:p>
          </table:table-cell>
          <table:table-cell table:formula="of:=TRUNC(MAX(ABS([.C21]);ABS([.D21]);ABS([.E21]);ABS([.F21]);ABS([.G21]);ABS([.H21]));[.$L$2])" office:value-type="float" office:value="3.649" calcext:value-type="float">
            <text:p>3,649</text:p>
          </table:table-cell>
          <table:table-cell table:formula="of:=ABS([.I21]-[.I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TRUNC((1/[.$C$2])*([.$J$2]-([.$D$2]*[.D21])-([.$E$2]*[.E21])-([.$F$2]*[.F21])-([.$G$2]*[.G21])-([.$H$2]*[.H21]));[.$L$2])" office:value-type="float" office:value="-0.331" calcext:value-type="float">
            <text:p>-0,331</text:p>
          </table:table-cell>
          <table:table-cell table:formula="of:=TRUNC((1/[.$D$3])*(([.$J$3]-([.$C$3]*[.C21])-([.$E$3]*[.E21])-([.$F$3]*[.F21])-([.$G$3]*[.G21])-([.$H$3]*[.H20])));[.$L$2])" office:value-type="float" office:value="1.573" calcext:value-type="float">
            <text:p>1,573</text:p>
          </table:table-cell>
          <table:table-cell table:formula="of:=TRUNC((1/[.$E$4])*([.$J$4]-([.$C$4]*[.C21])-([.$D$4]*[.D21])-([.$F$4]*[.F21])-([.$G$4]*[.G21])-([.$H$4]*[.H21]));[.$L$2])" office:value-type="float" office:value="-2.092" calcext:value-type="float">
            <text:p>-2,092</text:p>
          </table:table-cell>
          <table:table-cell table:formula="of:=TRUNC((1/[.$F$5])*([.$J$5]-([.$C$5]*[.C21])-([.$D$5]*[.D21])-([.$E$5]*[.E21])-([.$G$5]*[.G21])-([.$H$5]*[.H21]));[.$L$2])" office:value-type="float" office:value="-2.378" calcext:value-type="float">
            <text:p>-2,378</text:p>
          </table:table-cell>
          <table:table-cell table:formula="of:=TRUNC((1/[.$G$6])*([.$J$6]-([.$C$6]*[.C21])-([.$D$6]*[.D21])-([.$E$6]*[.E21])-([.$F$6]*[.F21])-([.$H$6]*[.H21]));[.$L$2])" office:value-type="float" office:value="-0.342" calcext:value-type="float">
            <text:p>-0,342</text:p>
          </table:table-cell>
          <table:table-cell table:formula="of:=TRUNC((1/[.$H$7])*([.$J$7]-([.$C$7]*[.C21])-([.$D$7]*[.D21])-([.$E$7]*[.E21])-([.$F$7]*[.F21])-([.$G$7]*[.G21]));[.$L$2])" office:value-type="float" office:value="3.649" calcext:value-type="float">
            <text:p>3,649</text:p>
          </table:table-cell>
          <table:table-cell table:formula="of:=TRUNC(MAX(ABS([.C22]);ABS([.D22]);ABS([.E22]);ABS([.F22]);ABS([.G22]);ABS([.H22]));[.$L$2])" office:value-type="float" office:value="3.649" calcext:value-type="float">
            <text:p>3,649</text:p>
          </table:table-cell>
          <table:table-cell table:formula="of:=ABS([.I22]-[.I2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55:14.200956809</meta:creation-date>
    <dc:date>2024-09-30T09:35:16.405229765</dc:date>
    <meta:editing-duration>PT40M1S</meta:editing-duration>
    <meta:editing-cycles>4</meta:editing-cycles>
    <meta:generator>LibreOffice/7.4.7.2$Linux_X86_64 LibreOffice_project/40$Build-2</meta:generator>
    <meta:document-statistic meta:table-count="1" meta:cell-count="184" meta:object-count="0"/>
  </office:meta>
</office:document-meta>
</file>